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20d7c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officeooo:rsid="008550cb"/>
    </style:style>
    <style:style style:name="T24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7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4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7"/>
      <text:p text:style-name="P19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9"/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Agua Marina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18"><text:span text:style-name="T8"/><text:change-end text:change-id="ct60753184"/><text:span text:style-name="T8">SISTEMA A MUESTREAR: </text:span><text:span text:style-name="T10">Sedimento Marino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8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8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</text:section>
      <text:p text:style-name="P20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3</text:p>
            </table:table-cell>
            <table:table-cell office:value-type="string" table:style-name="Table5.B2">
              <text:p text:style-name="P7">Botella Van Dorn (11L)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2</text:p>
            </table:table-cell>
            <table:table-cell office:value-type="string" table:style-name="Table5.B2">
              <text:p text:style-name="P7">Mensajeros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Draga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1" meta:non-whitespace-character-count="905"/>
  </office:meta>
</office:document-meta>
</file>